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0.8327in"/>
    </style:style>
    <style:style style:name="co3" style:family="table-column">
      <style:table-column-properties fo:break-before="auto" style:column-width="0.6228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Energy</text:p>
          </table:table-cell>
          <table:table-cell office:value-type="string">
            <text:p>Diameter</text:p>
          </table:table-cell>
          <table:table-cell office:value-type="string">
            <text:p>Angle</text:p>
          </table:table-cell>
          <table:table-cell office:value-type="string">
            <text:p>Difference</text:p>
          </table:table-cell>
          <table:table-cell office:value-type="string">
            <text:p>Are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9">
            <text:p>-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5">
            <text:p>6.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-35">
            <text:p>-35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30">
            <text:p>30</text:p>
          </table:table-cell>
          <table:table-cell office:value-type="float" office:value="-3">
            <text:p>-3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-4">
            <text:p>-4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office:value-type="float" office:value="-5">
            <text:p>-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4.7">
            <text:p>4.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9">01/29/2022</text:date>, <text:time>17:42: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meta:document-statistic meta:table-count="1" meta:cell-count="190" meta:object-count="0"/>
  </office:meta>
</office:document-meta>
</file>